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, sans-serif"/>
    <style:font-face style:name="Liberation Serif1" svg:font-family="'Liberation Serif', serif"/>
    <style:font-face style:name="Mangal1" svg:font-family="Mangal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2a6099" loext:opacity="100%" fo:font-size="14pt" fo:font-weight="bold" officeooo:paragraph-rsid="0005dcad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2a6099" loext:opacity="100%" fo:font-size="14pt" fo:font-weight="bold" officeooo:paragraph-rsid="00081905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2a6099" loext:opacity="100%" fo:font-size="14pt" fo:font-weight="bold" style:font-size-asian="12.25pt" style:font-weight-asian="bold" style:font-size-complex="14pt" style:font-weight-complex="bold"/>
    </style:style>
    <style:style style:name="P6" style:family="paragraph" style:parent-style-name="Standard">
      <style:text-properties fo:color="#2a6099" loext:opacity="100%" fo:font-size="16pt" style:font-size-asian="16pt" style:font-size-complex="16pt"/>
    </style:style>
    <style:style style:name="P7" style:family="paragraph" style:parent-style-name="Standard">
      <style:text-properties fo:font-size="16pt" style:font-size-asian="16pt" style:font-size-complex="16pt"/>
    </style:style>
    <style:style style:name="P8" style:family="paragraph" style:parent-style-name="Standard">
      <style:text-properties fo:font-size="16pt" officeooo:paragraph-rsid="00081905" style:font-size-asian="16pt" style:font-size-complex="16pt"/>
    </style:style>
    <style:style style:name="P9" style:family="paragraph" style:parent-style-name="Standard">
      <style:text-properties fo:font-size="16pt" officeooo:rsid="00081905" officeooo:paragraph-rsid="00081905" style:font-size-asian="16pt" style:font-size-complex="16pt"/>
    </style:style>
    <style:style style:name="P10" style:family="paragraph" style:parent-style-name="Standard">
      <style:text-properties fo:color="#2a6099" loext:opacity="100%" fo:font-size="14pt" fo:font-weight="bold" style:font-size-asian="12.25pt" style:font-weight-asian="bold" style:font-size-complex="14pt" style:font-weight-complex="bold"/>
    </style:style>
    <style:style style:name="P11" style:family="paragraph" style:parent-style-name="Standard">
      <style:text-properties fo:color="#000000" loext:opacity="100%" fo:font-size="14pt" fo:font-weight="normal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6pt" style:font-size-asian="16pt" style:font-size-complex="16pt"/>
    </style:style>
    <style:style style:name="P13" style:family="paragraph" style:parent-style-name="Standard">
      <style:text-properties fo:font-size="16pt" officeooo:rsid="000e639a" officeooo:paragraph-rsid="000e639a" style:font-size-asian="16pt" style:font-size-complex="16pt"/>
    </style:style>
    <style:style style:name="P14" style:family="paragraph" style:parent-style-name="Standard">
      <style:text-properties fo:font-variant="normal" fo:text-transform="none" style:font-name="Liberation Serif1" fo:font-size="12pt" fo:letter-spacing="normal" fo:font-style="normal" fo:font-weight="normal" style:font-size-asian="16pt" style:font-size-complex="16pt"/>
    </style:style>
    <style:style style:name="P15" style:family="paragraph" style:parent-style-name="Standard">
      <style:text-properties fo:font-variant="normal" fo:text-transform="none" style:font-name="Segoe UI" fo:font-size="10.5pt" fo:letter-spacing="normal" fo:font-style="normal" fo:font-weight="normal" style:font-size-asian="16pt" style:font-size-complex="16pt"/>
    </style:style>
    <style:style style:name="P16" style:family="paragraph" style:parent-style-name="Standard">
      <style:text-properties fo:font-variant="normal" fo:text-transform="none" style:font-name="Calibri" fo:font-size="10.5pt" fo:letter-spacing="normal" fo:font-style="normal" fo:font-weight="normal" style:font-size-asian="16pt" style:font-size-complex="16pt"/>
    </style:style>
    <style:style style:name="P17" style:family="paragraph" style:parent-style-name="Standard">
      <style:text-properties fo:font-size="10.5pt" officeooo:rsid="000e639a" officeooo:paragraph-rsid="000e639a" style:font-size-asian="16pt" style:font-size-complex="16pt"/>
    </style:style>
    <style:style style:name="P18" style:family="paragraph" style:parent-style-name="Standard">
      <style:text-properties fo:font-size="10.5pt" style:font-size-asian="14pt" style:font-size-complex="14pt"/>
    </style:style>
    <style:style style:name="P19" style:family="paragraph" style:parent-style-name="Standard">
      <style:text-properties fo:font-size="14pt" style:font-size-asian="14pt" style:font-size-complex="14pt"/>
    </style:style>
    <style:style style:name="P20" style:family="paragraph" style:parent-style-name="Standard">
      <style:text-properties fo:font-size="14pt" officeooo:paragraph-rsid="00101ec9" style:font-size-asian="14pt" style:font-size-complex="14pt"/>
    </style:style>
    <style:style style:name="T1" style:family="text">
      <style:text-properties officeooo:rsid="0004588e"/>
    </style:style>
    <style:style style:name="T2" style:family="text">
      <style:text-properties officeooo:rsid="00081905"/>
    </style:style>
    <style:style style:name="T3" style:family="text">
      <style:text-properties officeooo:rsid="000a914a"/>
    </style:style>
    <style:style style:name="T4" style:family="text">
      <style:text-properties officeooo:rsid="000c455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c4554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loext:opacity="100%" fo:font-weight="normal" officeooo:rsid="000c4554" style:font-weight-asian="normal" style:font-weight-complex="normal"/>
    </style:style>
    <style:style style:name="T9" style:family="text">
      <style:text-properties fo:font-variant="normal" fo:text-transform="none" style:font-name="Segoe UI" fo:letter-spacing="normal" fo:font-style="normal" fo:font-weight="normal"/>
    </style:style>
    <style:style style:name="T10" style:family="text">
      <style:text-properties fo:font-variant="normal" fo:text-transform="none" style:font-name="Calibri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dad 5. XPath. Hoja 3.- Ejercicio 3</text:p>
      <text:p text:style-name="Standard"/>
      <text:p text:style-name="P7">Dado los siguientes datos XPath online real-time tester, evaluator and generator for </text:p>
      <text:p text:style-name="P7">XML &amp; HTML (xpather.com) se pide realizar las siguientes consultas en:</text:p>
      <text:p text:style-name="P7"/>
      <text:p text:style-name="P7">1. Nombre de la Universidad:</text:p>
      <text:p text:style-name="P7"/>
      <text:p text:style-name="P2">/universidad/nombre/<text:span text:style-name="T1">text()</text:span></text:p>
      <text:p text:style-name="P7"/>
      <text:p text:style-name="P8">2. Pais de la Universidad:</text:p>
      <text:p text:style-name="P8"/>
      <text:p text:style-name="P2">//pais/<text:span text:style-name="T1">text()</text:span></text:p>
      <text:p text:style-name="P4">//universidad/pais/<text:span text:style-name="T1">text()</text:span></text:p>
      <text:p text:style-name="P6"/>
      <text:p text:style-name="P7">3. Nombres de las Carreras:</text:p>
      <text:p text:style-name="P8"/>
      <text:p text:style-name="P2">//carrera/nombre/text()</text:p>
      <text:p text:style-name="P6"/>
      <text:p text:style-name="P7">4. Años de plan de estudio de las carreras:</text:p>
      <text:p text:style-name="P7">distinct-values<text:span text:style-name="T2">()</text:span></text:p>
      <text:p text:style-name="P2">//carrera/plan/text()</text:p>
      <text:p text:style-name="P4">//carrera<text:span text:style-name="T2">s/carrera</text:span>/plan/text()</text:p>
      <text:p text:style-name="P9"/>
      <text:p text:style-name="P7">5. Nombres de todos los alumnos:</text:p>
      <text:p text:style-name="P7"/>
      <text:p text:style-name="P2">//alumno/nombre/text()</text:p>
      <text:p text:style-name="P6"/>
      <text:p text:style-name="P7">6. Identificadores de todas las carreras:</text:p>
      <text:p text:style-name="P7"/>
      <text:p text:style-name="P2">//carrera/@id</text:p>
      <text:p text:style-name="P7"/>
      <text:p text:style-name="P7">7. Datos de la carrera cuyo id es c01:</text:p>
      <text:p text:style-name="P7"/>
      <text:p text:style-name="P2">//carrera[@id="c01"]</text:p>
      <text:p text:style-name="P7"/>
      <text:p text:style-name="P7">8. Centro en que se estudia de la carrera cuyo id es c02:</text:p>
      <text:p text:style-name="P7"/>
      <text:p text:style-name="P5">//carrera[@id="c02"]/centro/text()</text:p>
      <text:p text:style-name="P7"/>
      <text:p text:style-name="P7"><text:soft-page-break/></text:p>
      <text:p text:style-name="P7"/>
      <text:p text:style-name="P7"/>
      <text:p text:style-name="P7">9. Nombre de las carreras que tengan subdirector:</text:p>
      <text:p text:style-name="P7"/>
      <text:p text:style-name="P3">//carrera[subdirector]/nombre/text()</text:p>
      <text:p text:style-name="P3">//<text:span text:style-name="T3">subdirector/../nombre/text()</text:span></text:p>
      <text:p text:style-name="P7"/>
      <text:p text:style-name="P7">10. Nombre de los alumnos que estén haciendo proyecto:</text:p>
      <text:p text:style-name="P7"/>
      <text:p text:style-name="P3">///alumno[estudios/proyecto]/nombre/text()</text:p>
      <text:p text:style-name="P7"/>
      <text:p text:style-name="P7">11. Códigos de las carreras en las que hay algún alumno matriculado:</text:p>
      <text:p text:style-name="P7">distinct-values</text:p>
      <text:p text:style-name="P5">//alumno/estudios/carrera/@codigo</text:p>
      <text:p text:style-name="P7"/>
      <text:p text:style-name="P7">12. Apellidos y Nombre de los alumnos con beca:</text:p>
      <text:p text:style-name="P7"/>
      <text:p text:style-name="P7">concat(//alumno[@beca]/nombre," ",//alumno[@beca]/apellido1," ",//alumno[@beca]/apellido2)</text:p>
      <text:p text:style-name="P7"/>
      <text:p text:style-name="P7">13. Nombre de las asignaturas de la titulación c04:</text:p>
      <text:p text:style-name="P7"/>
      <text:p text:style-name="P5">//asignatura[@titulacion="c04"]/nombre/text()</text:p>
      <text:p text:style-name="P7"/>
      <text:p text:style-name="P7">14. Nombre de las asignaturas de segundo trimestre:</text:p>
      <text:p text:style-name="P7"/>
      <text:p text:style-name="P2">//asignatura[trimestre=2]/nombre/text()</text:p>
      <text:p text:style-name="P7"/>
      <text:p text:style-name="P7">15. Nombre de las asignaturas que no tienen 4 créditos teóricos:</text:p>
      <text:p text:style-name="P7"/>
      <text:p text:style-name="P5">//asignatura[creditos_teoricos&lt;4]/nombre/text()</text:p>
      <text:p text:style-name="P7"/>
      <text:p text:style-name="P7">16. Código de la carrera que estudia el último alumno:</text:p>
      <text:p text:style-name="P7"/>
      <text:p text:style-name="P5">//alumno[last()]/estudios/carrera/@codigo</text:p>
      <text:p text:style-name="P7"/>
      <text:p text:style-name="P7">17. Código de las asignaturas que estudian mujeres:</text:p>
      <text:p text:style-name="P7"/>
      <text:p text:style-name="P5">//alumno[sexo="Mujer"]/estudios/asignaturas/asignatura/@codigo</text:p>
      <text:p text:style-name="P7"><text:soft-page-break/></text:p>
      <text:p text:style-name="P7">18. Nombre de los alumnos que matriculados en la asignatura a02:</text:p>
      <text:p text:style-name="P7"/>
      <text:p text:style-name="P5">//alumno[estudios/asignaturas/asignatura/@codigo="a02"]/nombre/text()</text:p>
      <text:p text:style-name="P7"/>
      <text:p text:style-name="P7">19. Códigos de las carreras que estudian los alumnos matriculados en alguna asignatura.</text:p>
      <text:p text:style-name="P7"/>
      <text:p text:style-name="P14">distinct-values(//alumno//carrera[//asignatura]/@codigo)</text:p>
      <text:p text:style-name="P7"/>
      <text:p text:style-name="P7">20. Apellidos de todos los hombres:</text:p>
      <text:p text:style-name="P7"/>
      <text:p text:style-name="P5">//alumno[sexo="Hombre"]/apellido1 | //alumno[sexo="Hombre"]/apellido2</text:p>
      <text:p text:style-name="P11">//alumno[sexo="Hombre"]/concat(apellido1," ",apellido2)</text:p>
      <text:p text:style-name="P7"/>
      <text:p text:style-name="P7">21. Nombre de la carrera que estudia Víctor Manuel:</text:p>
      <text:p text:style-name="P7"/>
      <text:p text:style-name="P15">//carrera[@id=//alumno[nombre="Víctor Manuel"]/estudios/carrera/@codigo]/nombre/text()</text:p>
      <text:p text:style-name="P7"/>
      <text:p text:style-name="P7"/>
      <text:p text:style-name="P7">22. Nombre de las asignaturas que estudia Luisa:</text:p>
      <text:p text:style-name="P7"/>
      <text:p text:style-name="P15">//asignatura[@id=(//alumno[nombre="Luisa"]//asignatura/@codigo)]/nombre/text()</text:p>
      <text:p text:style-name="P7"/>
      <text:p text:style-name="P7"/>
      <text:p text:style-name="P7">23. Primer apellido de los alumnos matriculados en Ingeniería del Software:</text:p>
      <text:p text:style-name="P13"/>
      <text:p text:style-name="P17"><text:span text:style-name="T9">//alumno[./estudios/asignaturas/asignatura/@codigo=//asignatura[./nombre="Ingeniería del Software"]/@id]/apellido1/text()</text:span></text:p>
      <text:p text:style-name="P13"/>
      <text:p text:style-name="P7">24. Nombre de las carreras que estudian los alumnos matriculados en la asignatura Tecnología</text:p>
      <text:p text:style-name="P7">de los Alimentos:</text:p>
      <text:p text:style-name="P7"/>
      <text:p text:style-name="P15">//carrera[@id=//alumno[estudios/asignaturas/asignatura/@codigo=//asignatura[nombre="Tecnología de los Alimentos"]/@id]/estudios/carrera/@codigo]/nombre/text()</text:p>
      <text:p text:style-name="P7"/>
      <text:p text:style-name="P7"/>
      <text:p text:style-name="P7"/>
      <text:p text:style-name="P7"><text:soft-page-break/>25. Nombre de los alumnos matriculados en carreras que no tienen subdirector:</text:p>
      <text:p text:style-name="P16"/>
      <text:p text:style-name="P20"><text:span text:style-name="T10">//alumno[estudios/carrera/@codigo=//carrera[not(subdirector)]/@id]/nombre/text()</text:span></text:p>
      <text:p text:style-name="P7"><text:span text:style-name="T10"/></text:p>
      <text:p text:style-name="P7">26. Nombre de los alumnos matriculados en asignaturas con 0 créditos prácticos y que estudien</text:p>
      <text:p text:style-name="P7">la carrera de I.T. Informática</text:p>
      <text:p text:style-name="P7"/>
      <text:p text:style-name="P18"><text:span text:style-name="T9">//alumno[.//carrera/@codigo=//carrera[not(plan&gt;=2002)]/@id]/nombre | //alumno[.//carrera/@codigo=//carrera[plan&lt;2002]/@id]/nombre</text:span></text:p>
      <text:p text:style-name="P7"/>
      <text:p text:style-name="P7">27. Nombre de los alumnos que estudian carreras cuyos planes son anteriores a 200<text:span text:style-name="T1">2</text:span></text:p>
      <text:p text:style-name="P7"/>
      <text:p text:style-name="P19">//alumno[estudios/carrera/@codigo=//carrera[plan&lt;2002]/@id]/nombre/text(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, sans-serif"/>
    <style:font-face style:name="Liberation Serif1" svg:font-family="'Liberation Serif', serif"/>
    <style:font-face style:name="Mangal1" svg:font-family="Mangal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3-25T09:29:45.934000000</dc:date>
    <meta:editing-duration>PT6H25M11S</meta:editing-duration>
    <meta:editing-cycles>6</meta:editing-cycles>
    <meta:document-statistic meta:table-count="0" meta:image-count="0" meta:object-count="0" meta:page-count="4" meta:paragraph-count="65" meta:word-count="339" meta:character-count="3422" meta:non-whitespace-character-count="3147"/>
  </office:meta>
</office:document-meta>
</file>